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Inter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line-height="150%"/>
      <style:text-properties officeooo:paragraph-rsid="001bdc4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Inter"/>
    </style:style>
    <style:style style:name="T4" style:family="text">
      <style:text-properties style:font-name="Inter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Inter" fo:font-weight="normal" style:font-weight-asian="normal" style:font-weight-complex="normal"/>
    </style:style>
    <style:style style:name="T6" style:family="text">
      <style:text-properties style:font-name="Inter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Inter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<text:line-break/>This is a living, evolving intellectual project that addresses the human condition and the interpretation of history.<text:line-break/>It does not claim to possess final truth, nor does it defend ideas out of stubbornness,<text:line-break/>but is committed to intellectual integrity, ethical responsibility,<text:line-break/>and to the right of ideas to be reviewed and renewed whenever understanding requires it.</text:span></text:span></text:p>
      <text:p text:style-name="P1">The project does not arise from a ready-made ideology,<text:line-break/>but from a human question:<text:line-break/>How can we understand history without losing our humanity?<text:line-break/>And how can we understand humanity without distorting history?</text:p>
      <text:p text:style-name="P1">This work is published in multiple languages<text:line-break/>in the belief that human thought has no homeland,<text:line-break/>and that dialogue is broader than any single culture.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53:49.326719403</meta:creation-date>
    <dc:date>2026-01-07T19:16:29.335788460</dc:date>
    <meta:editing-duration>PT23M35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13" meta:character-count="714" meta:non-whitespace-character-count="603"/>
  </office:meta>
</office:document-meta>
</file>